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7.414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63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源ノ角ゴシック Light" style:font-name-asian="源ノ角ゴシック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Light" style:font-name-asian="源ノ角ゴシック Ligh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Normal" fo:font-size="13pt" style:font-name-asian="源ノ角ゴシック Normal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6" style:family="table-cell" style:parent-style-name="Default">
      <style:table-cell-properties fo:border="0.06pt solid #000000"/>
      <style:text-properties style:font-name="源ノ角ゴシック Light" style:font-name-asian="源ノ角ゴシック Light"/>
    </style:style>
    <style:style style:name="ce7" style:family="table-cell" style:parent-style-name="Default">
      <style:table-cell-properties fo:background-color="#ffffff" fo:border="0.06pt solid #000000"/>
      <style:text-properties style:font-name="源ノ角ゴシック Light" style:font-name-asian="源ノ角ゴシック Ligh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源ノ角ゴシック Light" style:font-name-asian="源ノ角ゴシック Ligh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fo:font-weight="normal" style:font-name-asian="源ノ角ゴシック 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12" style:family="table-cell" style:parent-style-name="Default">
      <style:table-cell-properties fo:background-color="transparent" fo:border="0.06pt solid #000000"/>
      <style:text-properties style:font-name="源ノ角ゴシック Light" style:font-name-asian="源ノ角ゴシック Ligh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style:font-name="源ノ角ゴシック Light" style:font-name-asian="源ノ角ゴシック Ligh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Archery Realtime Game System DB 設計書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 office:value-type="string" calcext:value-type="string">
            <text:p>2015-08-09 ver1.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 table:number-columns-spanned="3" table:number-rows-spanned="1">
            <text:p>団体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責任者ID</text:p>
          </table:table-cell>
          <table:table-cell table:style-name="ce7" office:value-type="string" calcext:value-type="string">
            <text:p>p_id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名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設立日</text:p>
          </table:table-cell>
          <table:table-cell table:style-name="ce6" office:value-type="string" calcext:value-type="string">
            <text:p>establis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活動場所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連絡先(email)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公開用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 table:number-columns-spanned="3" table:number-rows-spanned="1">
            <text:p>アカウント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氏名 – 名</text:p>
          </table:table-cell>
          <table:table-cell table:style-name="ce6" office:value-type="string" calcext:value-type="string">
            <text:p>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氏名 – 姓</text:p>
          </table:table-cell>
          <table:table-cell table:style-name="ce6" office:value-type="string" calcext:value-type="string">
            <text:p>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ふりがな – 名</text:p>
          </table:table-cell>
          <table:table-cell table:style-name="ce6" office:value-type="string" calcext:value-type="string">
            <text:p>ruby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ふりがな – 姓</text:p>
          </table:table-cell>
          <table:table-cell table:style-name="ce6" office:value-type="string" calcext:value-type="string">
            <text:p>ruby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Eメール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生年月日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アカウントの種類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admin : 0, teacher : 1, student : 2, guest : 3</text:p>
          </table:table-cell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性別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ale : 0, female : 1, other : 8, unset : 9</text:p>
            <text:p>男性 : 0, 女性 : 1, その他 : 8, 未設定 : 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4" office:value-type="string" calcext:value-type="string">
            <text:p>match</text:p>
          </table:table-cell>
          <table:table-cell table:style-name="ce4" office:value-type="string" calcext:value-type="string" table:number-columns-spanned="3" table:number-rows-spanned="1">
            <text:p>試合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人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団体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名</text:p>
          </table:table-cell>
          <table:table-cell table:style-name="ce6" office:value-type="string" calcext:value-type="string">
            <text:p>match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主催</text:p>
          </table:table-cell>
          <table:table-cell table:style-name="ce7" office:value-type="string" calcext:value-type="string">
            <text:p>sponsor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試合開始日</text:p>
          </table:table-cell>
          <table:table-cell table:style-name="ce7" office:value-type="string" calcext:value-type="string">
            <text:p>created</text:p>
          </table:table-cell>
          <table:table-cell table:style-name="ce7" office:value-type="string" calcext:value-type="string">
            <text:p>datetime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終了日</text:p>
          </table:table-cell>
          <table:table-cell table:style-name="ce6" office:value-type="string" calcext:value-type="string">
            <text:p>ended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射数</text:p>
          </table:table-cell>
          <table:table-cell table:style-name="ce6" office:value-type="string" calcext:value-type="string">
            <text:p>arrows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セット数</text:p>
          </table:table-cell>
          <table:table-cell table:style-name="ce6" office:value-type="string" calcext:value-type="string">
            <text:p>perEn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距離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アクセス権</text:p>
          </table:table-cell>
          <table:table-cell table:style-name="ce6" office:value-type="string" calcext:value-type="string">
            <text:p>permissio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ublic : 0, local ( organization ) : 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4" office:value-type="string" calcext:value-type="string">
            <text:p>scoreCard</text:p>
          </table:table-cell>
          <table:table-cell table:style-name="ce4" office:value-type="string" calcext:value-type="string" table:number-columns-spanned="3" table:number-rows-spanned="1">
            <text:p>得点表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得点表ID</text:p>
          </table:table-cell>
          <table:table-cell table:style-name="ce6" office:value-type="string" calcext:value-type="string">
            <text:p>sc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作成日</text:p>
          </table:table-cell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得点表を作成した日付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都道府県</text:p>
          </table:table-cell>
          <table:table-cell table:style-name="ce6" office:value-type="string" calcext:value-type="string">
            <text:p>prefectures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ゼッケンNo.</text:p>
          </table:table-cell>
          <table:table-cell table:style-name="ce7"/>
          <table:table-cell table:style-name="ce6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ステータス</text:p>
          </table:table-cell>
          <table:table-cell table:style-name="ce7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(得点表完成): 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0" office:value-type="string" calcext:value-type="string">
            <text:p>scorePerEnd</text:p>
          </table:table-cell>
          <table:table-cell table:style-name="ce10" office:value-type="string" calcext:value-type="string" table:number-columns-spanned="3" table:number-rows-spanned="1">
            <text:p>セットごとの得点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p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セット</text:p>
          </table:table-cell>
          <table:table-cell table:style-name="ce12" office:value-type="string" calcext:value-type="string">
            <text:p>perEn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何セット目の得点か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1射目の得点</text:p>
          </table:table-cell>
          <table:table-cell table:style-name="ce12" office:value-type="string" calcext:value-type="string">
            <text:p>score_1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2射目の得点</text:p>
          </table:table-cell>
          <table:table-cell table:style-name="ce12" office:value-type="string" calcext:value-type="string">
            <text:p>score_2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3射目の得点</text:p>
          </table:table-cell>
          <table:table-cell table:style-name="ce12" office:value-type="string" calcext:value-type="string">
            <text:p>score_3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4射目の得点</text:p>
          </table:table-cell>
          <table:table-cell table:style-name="ce7" office:value-type="string" calcext:value-type="string">
            <text:p>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5射目の得点</text:p>
          </table:table-cell>
          <table:table-cell table:style-name="ce7" office:value-type="string" calcext:value-type="string">
            <text:p>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6射目の得点</text:p>
          </table:table-cell>
          <table:table-cell table:style-name="ce7" office:value-type="string" calcext:value-type="string">
            <text:p>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1射目の得点(修正)</text:p>
          </table:table-cell>
          <table:table-cell table:style-name="ce7" office:value-type="string" calcext:value-type="string">
            <text:p>updatedScore_1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2射目の得点(修正)</text:p>
          </table:table-cell>
          <table:table-cell table:style-name="ce7" office:value-type="string" calcext:value-type="string">
            <text:p>updatedScore_2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3射目の得点(修正)</text:p>
          </table:table-cell>
          <table:table-cell table:style-name="ce7" office:value-type="string" calcext:value-type="string">
            <text:p>updatedScore_3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4射目の得点(修正)</text:p>
          </table:table-cell>
          <table:table-cell table:style-name="ce7" office:value-type="string" calcext:value-type="string">
            <text:p>updated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5射目の得点(修正)</text:p>
          </table:table-cell>
          <table:table-cell table:style-name="ce7" office:value-type="string" calcext:value-type="string">
            <text:p>updated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6射目の得点(修正)</text:p>
          </table:table-cell>
          <table:table-cell table:style-name="ce7" office:value-type="string" calcext:value-type="string">
            <text:p>updated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0" office:value-type="string" calcext:value-type="string">
            <text:p>scoreTotal</text:p>
          </table:table-cell>
          <table:table-cell table:style-name="ce10" office:value-type="string" calcext:value-type="string" table:number-columns-spanned="3" table:number-rows-spanned="1">
            <text:p>得点表の合計得点だけ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10数</text:p>
          </table:table-cell>
          <table:table-cell table:style-name="ce12" office:value-type="string" calcext:value-type="string">
            <text:p>ten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x数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合計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5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99cm" fo:margin-left="1cm" fo:margin-right="1cm" style:shadow="none" fo:background-color="transparent" style:scale-to="91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00/00/00</text:date>, <text:time style:data-style-name="N2" text:time-value="09:09:40.03165408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28:41.119192434</meta:creation-date>
    <dc:date>2015-08-09T09:10:07.010077107</dc:date>
    <meta:editing-duration>P2DT29M56S</meta:editing-duration>
    <meta:editing-cycles>103</meta:editing-cycles>
    <meta:generator>LibreOffice/4.3.7.2$Linux_X86_64 LibreOffice_project/430m0$Build-2</meta:generator>
    <meta:print-date>2015-04-29T14:02:44.412000000</meta:print-date>
    <meta:document-statistic meta:table-count="1" meta:cell-count="243" meta:object-count="0"/>
  </office:meta>
</office:document-meta>
</file>